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200000020E409F40F9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9.277cm" svg:x="3.739cm" svg:y="9.331cm">
          <draw:image xlink:href="Pictures/10000001000003200000020E409F40F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24.2.0.3$MacOSX_AARCH64 LibreOffice_project/da48488a73ddd66ea24cf16bbc4f7b9c08e9bea1</meta:generator>
  </office:meta>
</office:document-meta>
</file>